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ccff00" draw:fill="solid" draw:fill-color="#6666ff" draw:textarea-horizontal-align="justify" draw:textarea-vertical-align="middle" draw:auto-grow-height="false"/>
    </style:style>
    <style:style style:name="gr3" style:family="graphic" style:parent-style-name="measure" style:list-style-name="L1">
      <style:graphic-properties draw:textarea-vertical-align="middle" draw:line-distance="4.8cm"/>
    </style:style>
    <style:style style:name="gr4" style:family="graphic" style:parent-style-name="measure" style:list-style-name="L1">
      <style:graphic-properties draw:textarea-vertical-align="middle" draw:line-distance="4.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837cm" svg:height="6.837cm" svg:x="12.963cm" svg:y="4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81cm" svg:height="1.781cm" svg:x="15.344cm" svg:y="6.8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38cm" svg:height="6.837cm" svg:x="7.02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8cm" svg:height="1.781cm" svg:x="9.402cm" svg:y="6.83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37cm" svg:height="6.837cm" svg:x="1.078cm" svg:y="4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81cm" svg:height="1.781cm" svg:x="3.459cm" svg:y="6.84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3" draw:text-style-name="P2" draw:layer="measurelines" svg:x1="7cm" svg:y1="7.5cm" svg:x2="7.9cm" svg:y2="7.5cm">
          <text:p text:style-name="P2"><text:measure text:kind="gap"/>P</text:p>
        </draw:measure>
        <draw:measure draw:style-name="gr4" draw:text-style-name="P2" draw:layer="measurelines" svg:x1="10.2cm" svg:y1="6.9cm" svg:x2="16.2cm" svg:y2="6.9cm">
          <text:p text:style-name="P2">D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9:57:15.746981944</meta:creation-date>
    <dc:date>2016-06-10T20:01:24.755656768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